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actoryBean.set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ndpointFactoryBean.setShowWsdl( boolean show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actoryBean.setObjectName(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actoryBean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actoryBean.get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dpoin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